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234" style:family="paragraph" style:parent-style-name="Standard">
      <style:text-properties officeooo:rsid="00114883" officeooo:paragraph-rsid="00114883"/>
    </style:style>
    <style:style style:name="P235" style:family="paragraph" style:parent-style-name="Standard">
      <style:paragraph-properties fo:text-align="start" style:justify-single-word="false"/>
      <style:text-properties officeooo:rsid="00114a78" officeooo:paragraph-rsid="00114a78"/>
    </style:style>
    <style:style style:name="P236" style:family="paragraph" style:parent-style-name="Standard">
      <style:paragraph-properties fo:text-align="start" style:justify-single-word="false"/>
      <style:text-properties officeooo:paragraph-rsid="0012d949"/>
    </style:style>
    <style:style style:name="P237" style:family="paragraph" style:parent-style-name="Standard">
      <style:paragraph-properties fo:text-align="start" style:justify-single-word="false"/>
      <style:text-properties officeooo:rsid="0012d949" officeooo:paragraph-rsid="0012d949"/>
    </style:style>
    <style:style style:name="P238" style:family="paragraph" style:parent-style-name="Standard">
      <style:paragraph-properties fo:text-align="start" style:justify-single-word="false"/>
      <style:text-properties officeooo:rsid="0012d949" officeooo:paragraph-rsid="0014b531"/>
    </style:style>
    <style:style style:name="P239" style:family="paragraph" style:parent-style-name="Standard">
      <style:paragraph-properties fo:text-align="start" style:justify-single-word="false"/>
      <style:text-properties officeooo:rsid="0023ab34" officeooo:paragraph-rsid="0023ab34"/>
    </style:style>
    <style:style style:name="P240" style:family="paragraph" style:parent-style-name="Standard">
      <style:paragraph-properties fo:text-align="justify" style:justify-single-word="false"/>
      <style:text-properties officeooo:rsid="002560c4" officeooo:paragraph-rsid="002560c4"/>
    </style:style>
    <style:style style:name="P241" style:family="paragraph" style:parent-style-name="Standard">
      <style:paragraph-properties fo:text-align="justify" style:justify-single-word="false"/>
      <style:text-properties officeooo:rsid="00267a66" officeooo:paragraph-rsid="00267a66"/>
    </style:style>
    <style:style style:name="P24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24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24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4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24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4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4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4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50"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251"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52"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53"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4"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5"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6"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257"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58"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59"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60"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261"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262"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263"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264"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265"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266"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267"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268"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70"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78"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79"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83"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96"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301"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304"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312"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313"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officeooo:rsid="00099583"/>
    </style:style>
    <style:style style:name="T33" style:family="text">
      <style:text-properties officeooo:rsid="0009b39b"/>
    </style:style>
    <style:style style:name="T34" style:family="text">
      <style:text-properties officeooo:rsid="00114883"/>
    </style:style>
    <style:style style:name="T35" style:family="text">
      <style:text-properties style:font-name="Century Schoolbook L" fo:language="ru" fo:country="RU" fo:font-weight="normal" fo:background-color="transparent" loext:char-shading-value="0" style:font-size-asian="10.5pt" loext:shadow="none"/>
    </style:style>
    <style:style style:name="T36" style:family="text">
      <style:text-properties style:font-name="Century Schoolbook L" fo:language="ru" fo:country="RU" fo:font-weight="normal" officeooo:rsid="0012d949" fo:background-color="transparent" loext:char-shading-value="0" style:font-size-asian="10.5pt" loext:shadow="none"/>
    </style:style>
    <style:style style:name="T37" style:family="text">
      <style:text-properties style:font-name="Century Schoolbook L" fo:language="ru" fo:country="RU" fo:font-weight="normal" officeooo:rsid="0013b0b8" fo:background-color="transparent" loext:char-shading-value="0" style:font-size-asian="10.5pt" loext:shadow="none"/>
    </style:style>
    <style:style style:name="T38" style:family="text">
      <style:text-properties style:font-name="Century Schoolbook L" fo:language="ru" fo:country="RU" fo:font-weight="normal" officeooo:rsid="0014b531" fo:background-color="transparent" loext:char-shading-value="0" style:font-size-asian="10.5pt" loext:shadow="none"/>
    </style:style>
    <style:style style:name="T39"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0"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1"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2"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3"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44" style:family="text">
      <style:text-properties officeooo:rsid="0020418a"/>
    </style:style>
    <style:style style:name="T45" style:family="text">
      <style:text-properties officeooo:rsid="0021ff5a"/>
    </style:style>
    <style:style style:name="T46" style:family="text">
      <style:text-properties officeooo:rsid="002ad3be"/>
    </style:style>
    <style:style style:name="T47" style:family="text">
      <style:text-properties officeooo:rsid="0030965e"/>
    </style:style>
    <style:style style:name="T48" style:family="text">
      <style:text-properties officeooo:rsid="003194bc"/>
    </style:style>
    <style:style style:name="T49" style:family="text">
      <style:text-properties officeooo:rsid="00334c08"/>
    </style:style>
    <style:style style:name="T50" style:family="text">
      <style:text-properties officeooo:rsid="0034f4a7"/>
    </style:style>
    <style:style style:name="T51" style:family="text">
      <style:text-properties officeooo:rsid="0037c58f"/>
    </style:style>
    <style:style style:name="T52" style:family="text">
      <style:text-properties officeooo:rsid="003899df"/>
    </style:style>
    <style:style style:name="T53" style:family="text">
      <style:text-properties officeooo:rsid="00394246"/>
    </style:style>
    <style:style style:name="T54" style:family="text">
      <style:text-properties officeooo:rsid="003adeb1"/>
    </style:style>
    <style:style style:name="T55" style:family="text">
      <style:text-properties officeooo:rsid="003bbcbd"/>
    </style:style>
    <style:style style:name="T56" style:family="text">
      <style:text-properties officeooo:rsid="003cd4b6"/>
    </style:style>
    <style:style style:name="T57" style:family="text">
      <style:text-properties officeooo:rsid="003dd2ec"/>
    </style:style>
    <style:style style:name="T58" style:family="text">
      <style:text-properties officeooo:rsid="00447f23"/>
    </style:style>
    <style:style style:name="T59" style:family="text">
      <style:text-properties officeooo:rsid="00509f0c"/>
    </style:style>
    <style:style style:name="T60" style:family="text">
      <style:text-properties officeooo:rsid="0053a402"/>
    </style:style>
    <style:style style:name="T61" style:family="text">
      <style:text-properties officeooo:rsid="0056cb65"/>
    </style:style>
    <style:style style:name="T62" style:family="text">
      <style:text-properties officeooo:rsid="005c5efd"/>
    </style:style>
    <style:style style:name="T63" style:family="text">
      <style:text-properties officeooo:rsid="005df8ec"/>
    </style:style>
    <style:style style:name="T64" style:family="text">
      <style:text-properties officeooo:rsid="006525a4"/>
    </style:style>
    <style:style style:name="T65" style:family="text">
      <style:text-properties officeooo:rsid="0070e276"/>
    </style:style>
    <style:style style:name="T66" style:family="text">
      <style:text-properties officeooo:rsid="0075ac40"/>
    </style:style>
    <style:style style:name="T67" style:family="text">
      <style:text-properties officeooo:rsid="0077a8d6"/>
    </style:style>
    <style:style style:name="T68" style:family="text">
      <style:text-properties officeooo:rsid="0077f74e"/>
    </style:style>
    <style:style style:name="T69" style:family="text">
      <style:text-properties officeooo:rsid="007f3802"/>
    </style:style>
    <style:style style:name="T70" style:family="text">
      <style:text-properties officeooo:rsid="00864f81"/>
    </style:style>
    <style:style style:name="T71" style:family="text">
      <style:text-properties officeooo:rsid="0089c027"/>
    </style:style>
    <style:style style:name="T72" style:family="text">
      <style:text-properties officeooo:rsid="008a4c46"/>
    </style:style>
    <style:style style:name="T73" style:family="text">
      <style:text-properties officeooo:rsid="008da961"/>
    </style:style>
    <style:style style:name="T74" style:family="text">
      <style:text-properties officeooo:rsid="0090f5dd"/>
    </style:style>
    <style:style style:name="T75" style:family="text">
      <style:text-properties officeooo:rsid="0095a138"/>
    </style:style>
    <style:style style:name="T76" style:family="text">
      <style:text-properties officeooo:rsid="00962910"/>
    </style:style>
    <style:style style:name="T77" style:family="text">
      <style:text-properties officeooo:rsid="0096b0ca"/>
    </style:style>
    <style:style style:name="T78" style:family="text">
      <style:text-properties officeooo:rsid="009b000e"/>
    </style:style>
    <style:style style:name="T79" style:family="text">
      <style:text-properties officeooo:rsid="009c5a9e"/>
    </style:style>
    <style:style style:name="T80" style:family="text">
      <style:text-properties officeooo:rsid="009fb332"/>
    </style:style>
    <style:style style:name="T81" style:family="text">
      <style:text-properties officeooo:rsid="00a33b8f"/>
    </style:style>
    <style:style style:name="T82" style:family="text">
      <style:text-properties officeooo:rsid="00a96232"/>
    </style:style>
    <style:style style:name="T83" style:family="text">
      <style:text-properties officeooo:rsid="00ae2557"/>
    </style:style>
    <style:style style:name="T84" style:family="text">
      <style:text-properties officeooo:rsid="00b3e54f"/>
    </style:style>
    <style:style style:name="T85" style:family="text">
      <style:text-properties officeooo:rsid="00bb58c8"/>
    </style:style>
    <style:style style:name="T86" style:family="text">
      <style:text-properties officeooo:rsid="00bcfc0c"/>
    </style:style>
    <style:style style:name="T87" style:family="text">
      <style:text-properties officeooo:rsid="00bf50ac"/>
    </style:style>
    <style:style style:name="T88" style:family="text">
      <style:text-properties officeooo:rsid="00c494e6"/>
    </style:style>
    <style:style style:name="T89" style:family="text">
      <style:text-properties officeooo:rsid="00d2d5a2"/>
    </style:style>
    <style:style style:name="T90" style:family="text">
      <style:text-properties officeooo:rsid="00d3f763"/>
    </style:style>
    <style:style style:name="T91" style:family="text">
      <style:text-properties officeooo:rsid="00d6f21a"/>
    </style:style>
    <style:style style:name="T92" style:family="text">
      <style:text-properties officeooo:rsid="00d95464"/>
    </style:style>
    <style:style style:name="T93" style:family="text">
      <style:text-properties officeooo:rsid="00db61aa"/>
    </style:style>
    <style:style style:name="T94" style:family="text">
      <style:text-properties officeooo:rsid="00de3705"/>
    </style:style>
    <style:style style:name="T95" style:family="text">
      <style:text-properties officeooo:rsid="00e7e92c"/>
    </style:style>
    <style:style style:name="T96" style:family="text">
      <style:text-properties officeooo:rsid="00f1c3cc"/>
    </style:style>
    <style:style style:name="T97" style:family="text">
      <style:text-properties officeooo:rsid="00f95208"/>
    </style:style>
    <style:style style:name="T98" style:family="text">
      <style:text-properties officeooo:rsid="00f9bce7"/>
    </style:style>
    <style:style style:name="T99" style:family="text">
      <style:text-properties officeooo:rsid="00fb5655"/>
    </style:style>
    <style:style style:name="T100" style:family="text">
      <style:text-properties officeooo:rsid="00fd1005"/>
    </style:style>
    <style:style style:name="T101" style:family="text">
      <style:text-properties officeooo:rsid="00fe7d08"/>
    </style:style>
    <style:style style:name="T102" style:family="text">
      <style:text-properties officeooo:rsid="0104f1e8"/>
    </style:style>
    <style:style style:name="T103" style:family="text">
      <style:text-properties officeooo:rsid="0106567d"/>
    </style:style>
    <style:style style:name="T104" style:family="text">
      <style:text-properties officeooo:rsid="010d7783"/>
    </style:style>
    <style:style style:name="T105" style:family="text">
      <style:text-properties officeooo:rsid="010f6cbc"/>
    </style:style>
    <style:style style:name="T106" style:family="text">
      <style:text-properties officeooo:rsid="01153750"/>
    </style:style>
    <style:style style:name="T107" style:family="text">
      <style:text-properties officeooo:rsid="011b664a"/>
    </style:style>
    <style:style style:name="T108" style:family="text">
      <style:text-properties officeooo:rsid="011b8230"/>
    </style:style>
    <style:style style:name="T109" style:family="text">
      <style:text-properties officeooo:rsid="01225f78"/>
    </style:style>
    <style:style style:name="T110" style:family="text">
      <style:text-properties officeooo:rsid="0122f27c"/>
    </style:style>
    <style:style style:name="T111" style:family="text">
      <style:text-properties officeooo:rsid="01240e62"/>
    </style:style>
    <style:style style:name="T112" style:family="text">
      <style:text-properties officeooo:rsid="012c98de"/>
    </style:style>
    <style:style style:name="T113" style:family="text">
      <style:text-properties officeooo:rsid="01309b6a"/>
    </style:style>
    <style:style style:name="T114" style:family="text">
      <style:text-properties officeooo:rsid="01455a5b"/>
    </style:style>
    <style:style style:name="T115" style:family="text">
      <style:text-properties officeooo:rsid="0149f3a4"/>
    </style:style>
    <style:style style:name="T116" style:family="text">
      <style:text-properties officeooo:rsid="014ab245"/>
    </style:style>
    <style:style style:name="T117" style:family="text">
      <style:text-properties officeooo:rsid="0158a8ed"/>
    </style:style>
    <style:style style:name="T118" style:family="text">
      <style:text-properties officeooo:rsid="01607e75"/>
    </style:style>
    <style:style style:name="T119" style:family="text">
      <style:text-properties officeooo:rsid="01640f1a"/>
    </style:style>
    <style:style style:name="T120" style:family="text">
      <style:text-properties officeooo:rsid="0169ee6c"/>
    </style:style>
    <style:style style:name="T121" style:family="text">
      <style:text-properties officeooo:rsid="016baf12"/>
    </style:style>
    <style:style style:name="T122" style:family="text">
      <style:text-properties officeooo:rsid="016e0700"/>
    </style:style>
    <style:style style:name="T123" style:family="text">
      <style:text-properties officeooo:rsid="01715f12"/>
    </style:style>
    <style:style style:name="T124" style:family="text">
      <style:text-properties officeooo:rsid="01739250"/>
    </style:style>
    <style:style style:name="T125" style:family="text">
      <style:text-properties officeooo:rsid="01774989"/>
    </style:style>
    <style:style style:name="T126" style:family="text">
      <style:text-properties officeooo:rsid="017a16fd"/>
    </style:style>
    <style:style style:name="T127" style:family="text">
      <style:text-properties officeooo:rsid="017c7eda"/>
    </style:style>
    <style:style style:name="T128" style:family="text">
      <style:text-properties officeooo:rsid="018440d6"/>
    </style:style>
    <style:style style:name="T129" style:family="text">
      <style:text-properties officeooo:rsid="0187d602"/>
    </style:style>
    <style:style style:name="T130" style:family="text">
      <style:text-properties officeooo:rsid="0189d010"/>
    </style:style>
    <style:style style:name="T131" style:family="text">
      <style:text-properties officeooo:rsid="018b9496"/>
    </style:style>
    <style:style style:name="T132" style:family="text">
      <style:text-properties officeooo:rsid="018c7651"/>
    </style:style>
    <style:style style:name="T133" style:family="text">
      <style:text-properties officeooo:rsid="01925d10"/>
    </style:style>
    <style:style style:name="T134" style:family="text">
      <style:text-properties officeooo:rsid="01956131"/>
    </style:style>
    <style:style style:name="T135" style:family="text">
      <style:text-properties officeooo:rsid="019b0520"/>
    </style:style>
    <style:style style:name="T136" style:family="text">
      <style:text-properties officeooo:rsid="019db41c"/>
    </style:style>
    <style:style style:name="T137" style:family="text">
      <style:text-properties officeooo:rsid="01a98860"/>
    </style:style>
    <style:style style:name="T138" style:family="text">
      <style:text-properties officeooo:rsid="01b090c8"/>
    </style:style>
    <style:style style:name="T139" style:family="text">
      <style:text-properties officeooo:rsid="01b20cf6"/>
    </style:style>
    <style:style style:name="T140" style:family="text">
      <style:text-properties officeooo:rsid="01b503bd"/>
    </style:style>
    <style:style style:name="T141" style:family="text">
      <style:text-properties officeooo:rsid="01b808be"/>
    </style:style>
    <style:style style:name="T142" style:family="text">
      <style:text-properties officeooo:rsid="01ba819e"/>
    </style:style>
    <style:style style:name="T143" style:family="text">
      <style:text-properties officeooo:rsid="01cab687"/>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2">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3">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3">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3">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3">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34">Ветер нельзя позвать, но можно открыть окно.</text:span></text:p>
      <text:p text:style-name="P20"/>
      <text:p text:style-name="P20"><text:tab/><text:span text:style-name="T11">Что значит жить сейчас.</text:span><text:span text:style-name="T34">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34">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34"> Если вы живете в СЕЙЧАС, то ведете созидательную жизнь.</text:span></text:p>
      <text:p text:style-name="P19"/>
      <text:p text:style-name="P19"><text:tab/><text:span text:style-name="T11">Сейчас изобретательно.</text:span><text:span text:style-name="T34">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34">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34"> Следкющие понятия имеют одно значение:</text:span></text:p>
      <text:list xml:id="list2468240162909947263" text:style-name="L1">
        <text:list-item>
          <text:p text:style-name="P242">жить в сейчас;</text:p>
        </text:list-item>
        <text:list-item>
          <text:p text:style-name="P243">зрелость;</text:p>
        </text:list-item>
        <text:list-item>
          <text:p text:style-name="P243">подлиность;</text:p>
        </text:list-item>
        <text:list-item>
          <text:p text:style-name="P243">отвественность за свое действие и жизнь;</text:p>
        </text:list-item>
        <text:list-item>
          <text:p text:style-name="P243">ответная реакция — способность;</text:p>
        </text:list-item>
        <text:list-item>
          <text:p text:style-name="P243">в сейчас доступно проявление творческого подхода;</text:p>
        </text:list-item>
      </text:list>
      <text:p text:style-name="P21"/>
      <text:p text:style-name="P234"><text:span text:style-name="T35"><text:tab/></text:span><text:span text:style-name="T39">Чтобы жить сейчас, необходимо забыть о вчерашнем дне.</text:span><text:span text:style-name="T35">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234"><text:span text:style-name="T35"><text:tab/></text:span><text:span text:style-name="T39">Сейчас нельзя разделить.</text:span><text:span text:style-name="T35">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235"><text:span text:style-name="T35"><text:tab/></text:span><text:span text:style-name="T39">Материя и энергия являются одним и тем же.</text:span><text:span text:style-name="T35">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235"><text:span text:style-name="T35"><text:tab/></text:span><text:span text:style-name="T39">Западный подход к реальности. </text:span><text:span text:style-name="T35">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235"><text:span text:style-name="T35"><text:tab/></text:span><text:span text:style-name="T39">Небытие — это форма развития.</text:span><text:span text:style-name="T35">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235"><text:span text:style-name="T35"><text:tab/></text:span><text:span text:style-name="T39">«Существует» и «должно существовать». </text:span><text:span text:style-name="T35">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235"><text:span text:style-name="T35"><text:tab/></text:span><text:span text:style-name="T42">Отрицание западной философией реальности.</text:span><text:span text:style-name="T36">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235"><text:span text:style-name="T36"><text:tab/></text:span><text:span text:style-name="T42">Не существует каких-либо способов для описания реальности.</text:span><text:span text:style-name="T36"> Не пытайтесь представить реальность как нечто неподвижное, чтобы затем придумать способы для её достижения.</text:span></text:p>
      <text:p text:style-name="P24"/>
      <text:p text:style-name="P236"><text:span text:style-name="T36"><text:tab/></text:span><text:span text:style-name="T42">Реальность и восприятие. </text:span><text:span text:style-name="T36">Существует различие между следующими понятиями:</text:span></text:p>
      <text:list xml:id="list2486174148009436056" text:style-name="L2">
        <text:list-item>
          <text:p text:style-name="P244">мир;</text:p>
        </text:list-item>
        <text:list-item>
          <text:p text:style-name="P244">наша реакция на этот мир.</text:p>
        </text:list-item>
      </text:list>
      <text:p text:style-name="P237"><text:soft-page-break/><text:span text:style-name="T35"><text:tab/></text:span><text:span text:style-name="T39">Знание приходит с опытом.</text:span><text:span text:style-name="T35"> Сытому человеку трудно поверить, что в мире существует такое явление, как голод.</text:span></text:p>
      <text:p text:style-name="P25"/>
      <text:p text:style-name="P237"><text:span text:style-name="T35"><text:tab/></text:span><text:span text:style-name="T41">Будьте активны в поисках «этого».</text:span><text:span text:style-name="T37">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237"><text:span text:style-name="T37"><text:tab/></text:span><text:span text:style-name="T41">Формальная реальность вещи. </text:span><text:span text:style-name="T37">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237"><text:span text:style-name="T37"><text:tab/></text:span><text:span text:style-name="T41">О причинной связи.</text:span><text:span text:style-name="T37"> У всего должна быть причина.</text:span></text:p>
      <text:p text:style-name="P26"/>
      <text:p text:style-name="P237"><text:span text:style-name="T37"><text:tab/></text:span><text:span text:style-name="T41">Реальность и закон причины и следствия. </text:span><text:span text:style-name="T37">У причины должна быть та же самая реальность, что и у следствия.</text:span></text:p>
      <text:p text:style-name="P26"/>
      <text:p text:style-name="P237"><text:span text:style-name="T37"><text:tab/></text:span><text:span text:style-name="T41">Родство всех физических объектов. </text:span><text:span text:style-name="T37">Все физические объекты похожи. Следовательно, достаточно знать о существовании одного физического объекта.</text:span></text:p>
      <text:p text:style-name="P26"/>
      <text:p text:style-name="P237"><text:span text:style-name="T37"><text:tab/></text:span><text:span text:style-name="T41">Формальная реальность равна объектвной реальности.</text:span><text:span text:style-name="T37"> Формальной реальности должно быть больше или столько же, сколько и объективной реальности.</text:span></text:p>
      <text:p text:style-name="P26"/>
      <text:p text:style-name="P237"><text:span text:style-name="T37"><text:tab/></text:span><text:span text:style-name="T40">Материя и потребность в стабильности.</text:span><text:span text:style-name="T38">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237"><text:span text:style-name="T38"><text:tab/></text:span><text:span text:style-name="T40">Разум должен быть спокоен, чтобы действительно увидеть</text:span><text:span text:style-name="T38">.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237"><text:span text:style-name="T38"><text:tab/></text:span><text:span text:style-name="T40">Избавьтесь от предвлятых мнений.</text:span><text:span text:style-name="T38">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237"><text:span text:style-name="T38"><text:tab/></text:span><text:span text:style-name="T40">Общепринятые првила мешают восприятию реальности.</text:span><text:span text:style-name="T38"> Мы не видим ЕЕ в первозданной чистоте, так как нам внушили искаженные представления о ней.</text:span></text:p>
      <text:p text:style-name="P27"/>
      <text:p text:style-name="P237"><text:span text:style-name="T38"><text:tab/></text:span><text:span text:style-name="T40">Настоящее положение вещей и мысль.</text:span><text:span text:style-name="T38"> Настоящее положение вещей не искажено мыслью. Его нельзя постигнуть посредством понятия или мысли.</text:span></text:p>
      <text:p text:style-name="P27"><text:soft-page-break/></text:p>
      <text:p text:style-name="P238"><text:span text:style-name="T38"><text:tab/></text:span><text:span text:style-name="T40">Реальность становится очевидной, когда перестаешь сравнивать.</text:span><text:span text:style-name="T38"> Только при отсутствии сравнения существует то, «что есть». А жить с тем, «что есть», </text:span><text:span text:style-name="T35">—</text:span><text:span text:style-name="T38"> это, значит, быть умиротворенным.</text:span></text:p>
      <text:p text:style-name="P28"/>
      <text:p text:style-name="P238"><text:span text:style-name="T38"><text:tab/></text:span><text:span text:style-name="T40">Реальность </text:span><text:span text:style-name="T39">— </text:span><text:span text:style-name="T40">это быть собой.</text:span><text:span text:style-name="T38"> Чтобы стать собой </text:span><text:span text:style-name="T35">— </text:span><text:span text:style-name="T38">надо быть собой. Реальность в бытие, в бытие вещи. Таким образов, бытие в этом смысле </text:span><text:span text:style-name="T35">— </text:span><text:span text:style-name="T38">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44"><text:tab/></text:span><text:span text:style-name="T13">Дуализм и монизм.</text:span><text:span text:style-name="T44">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44">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44">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45">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45">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45">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239"><text:span text:style-name="T43"><text:tab/>П</text:span><text:span text:style-name="T39">устота.</text:span><text:span text:style-name="T35">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239"><text:span text:style-name="T39"><text:tab/>Пустота — живая субстанция. </text:span><text:span text:style-name="T35">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239"><text:span text:style-name="T39"><text:tab/>Пустота как поток творческой энергии.</text:span><text:span text:style-name="T35">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239"><text:span text:style-name="T39"><text:tab/>Пустота и небытие. НЕБЫТИЕ означает «отсутствие бытия». </text:span><text:span text:style-name="T35">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4128585990088655356" text:style-name="L3">
        <text:list-item>
          <text:p text:style-name="P245">она просто является тем, чем является;</text:p>
        </text:list-item>
        <text:list-item>
          <text:p text:style-name="P245">она понимает, что существует; неправильно говорить, что она «в нас» или что мы в «в ней».</text:p>
        </text:list-item>
      </text:list>
      <text:p text:style-name="P39"/>
      <text:p text:style-name="P239"><text:span text:style-name="T39"><text:tab/>Первопричина всего находится вне пределов понимания человека («без места нахождения»). </text:span><text:span text:style-name="T35">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240"><text:span text:style-name="T35"><text:tab/></text:span><text:span text:style-name="T39">Думая о смерти, не забывай о жизни. </text:span><text:span text:style-name="T35">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241"><text:span text:style-name="T35"><text:tab/></text:span><text:span text:style-name="T39">Путь смерти.</text:span><text:span text:style-name="T35">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241"><text:span text:style-name="T35"><text:tab/></text:span><text:span text:style-name="T39">Надо смириться с возможностью смерти.</text:span><text:span text:style-name="T35"> Стоит перестать мечтать о вечной весне, тогда и лето, и зима будут дарить счастье.</text:span></text:p>
      <text:p text:style-name="P36"/>
      <text:p text:style-name="P241"><text:span text:style-name="T35"><text:tab/></text:span><text:span text:style-name="T39">Надо учиться умирать.</text:span><text:span text:style-name="T35">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241"><text:span text:style-name="T35"><text:tab/></text:span><text:span text:style-name="T39">О разлуке с друзьями.</text:span><text:span text:style-name="T35">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241"><text:span text:style-name="T35"><text:tab/></text:span><text:span text:style-name="T39">О необходимости помнить.</text:span><text:span text:style-name="T35">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46">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2579389412075750657" text:style-name="L4">
        <text:list-item>
          <text:p text:style-name="P246">занимать место в социальной структуре общества;</text:p>
        </text:list-item>
        <text:list-item>
          <text:p text:style-name="P24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4047448224132437709" text:style-name="L5">
        <text:list-item>
          <text:p text:style-name="P247"><text:s/>человек ек дает себе раскрыться и быть полностью собой;</text:p>
        </text:list-item>
        <text:list-item>
          <text:p text:style-name="P24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47">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47">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8">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8">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9">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9">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9">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0">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0">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1">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1">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2">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2">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2">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2">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2">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3">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3">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3">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3">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3">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3">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54">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55">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56">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57">Ум наделен бесконечной подвижностью, для которой нет никаких преград.</text:span></text:p>
      <text:p text:style-name="P48"/>
      <text:p text:style-name="P48"><text:tab/><text:span text:style-name="T15">Очищенный ум.</text:span><text:span text:style-name="T57">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57">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8">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2151003943401646669" text:style-name="L6">
        <text:list-item>
          <text:p text:style-name="P248">взять какую-нибудь нерешенную проблему;</text:p>
        </text:list-item>
        <text:list-item>
          <text:p text:style-name="P248">рассмотреть проблему с разных сторон;</text:p>
        </text:list-item>
        <text:list-item>
          <text:p text:style-name="P248">по-новому подойти к старому способу решения проблемы;</text:p>
        </text:list-item>
        <text:list-item>
          <text:p text:style-name="P248">поверить в свою идею и действовать!</text:p>
        </text:list-item>
      </text:list>
      <text:p text:style-name="P61"/>
      <text:p text:style-name="P61"><text:tab/><text:span text:style-name="T9">Пять этапов при формулировке идеи:</text:span></text:p>
      <text:list xml:id="list825684640047863341" text:style-name="L7">
        <text:list-item>
          <text:p text:style-name="P249">подберите материал;</text:p>
        </text:list-item>
        <text:list-item>
          <text:p text:style-name="P249">проработайте детали;</text:p>
        </text:list-item>
        <text:list-item>
          <text:p text:style-name="P249">расслабьтесь и не думайте об этом;</text:p>
        </text:list-item>
        <text:list-item>
          <text:p text:style-name="P249"><text:soft-page-break/>будьте готовы распознать и принять идею, когда она появится;</text:p>
        </text:list-item>
        <text:list-item>
          <text:p text:style-name="P24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9">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0">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4810821516376089310" text:style-name="L8">
        <text:list-item>
          <text:p text:style-name="P250">предпосылка — это предположение;</text:p>
        </text:list-item>
        <text:list-item>
          <text:p text:style-name="P250">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1">У довода следующаю структура:</text:span></text:p>
      <text:list xml:id="list1406724981789098260" text:style-name="L9">
        <text:list-item>
          <text:p text:style-name="P251">предпосылка;</text:p>
        </text:list-item>
        <text:list-item>
          <text:p text:style-name="P251">вывод.</text:p>
        </text:list-item>
      </text:list>
      <text:p text:style-name="P79"/>
      <text:p text:style-name="P79"><text:tab/><text:span text:style-name="T9">Два вида аргументации. </text:span>В логике существует два вида аргументации:</text:p>
      <text:list xml:id="list321984183141856953" text:style-name="L10">
        <text:list-item>
          <text:p text:style-name="P252">дедуктивная;</text:p>
        </text:list-item>
        <text:list-item>
          <text:p text:style-name="P252"><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6081597988797747932" text:style-name="L11">
        <text:list-item>
          <text:p text:style-name="P253">полное подтверждение: все S есть P;</text:p>
        </text:list-item>
        <text:list-item>
          <text:p text:style-name="P253">полное отрицание: S не есть P;</text:p>
        </text:list-item>
        <text:list-item>
          <text:p text:style-name="P253">частичное подтверждение: несколько S есть P;</text:p>
        </text:list-item>
        <text:list-item>
          <text:p text:style-name="P253">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4144894332604966955" text:style-name="L12">
        <text:list-item>
          <text:p text:style-name="P254">довод, построенный от следствия к причине;</text:p>
        </text:list-item>
        <text:list-item>
          <text:p text:style-name="P254">знание, полученное на опыте.</text:p>
        </text:list-item>
      </text:list>
      <text:p text:style-name="P81"/>
      <text:p text:style-name="P81"><text:tab/><text:span text:style-name="T9">Априори.</text:span> Под априори понимается:</text:p>
      <text:list xml:id="list4417554825147147257" text:style-name="L13">
        <text:list-item>
          <text:p text:style-name="P255">довод, построенный от причины к следствию;</text:p>
        </text:list-item>
        <text:list-item>
          <text:p text:style-name="P255">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8799410435538581175" text:style-name="L14">
        <text:list-item>
          <text:p text:style-name="P256"><text:soft-page-break/>то, что свойсвтенно многим предметам (например, красными являются все предметы красного цвета). <text:s/>Один во множестве;</text:p>
        </text:list-item>
        <text:list-item>
          <text:p text:style-name="P256">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811998997587460594" text:style-name="L15">
        <text:list-item>
          <text:p text:style-name="P257">единственное в своем роде, индивидуальное, отличное от класса предметов или всеобщего;</text:p>
        </text:list-item>
        <text:list-item>
          <text:p text:style-name="P257">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842691438598097458" text:style-name="L16">
        <text:list-item>
          <text:p text:style-name="P258">надо начать с некоторых предпосылок;</text:p>
        </text:list-item>
        <text:list-item>
          <text:p text:style-name="P258">затем путем приведения доказательств подвести противника;</text:p>
        </text:list-item>
        <text:list-item>
          <text:p text:style-name="P258">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2618754038504549342" text:style-name="L17">
        <text:list-item>
          <text:p text:style-name="P259">если истинность первого суждения подвергается сомнению;</text:p>
        </text:list-item>
        <text:list-item>
          <text:p text:style-name="P259">если из первоначальной предпосылки логично вытекают и другие предпосылки;</text:p>
        </text:list-item>
        <text:list-item>
          <text:p text:style-name="P259">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2">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3">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64">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65">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66">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67">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68">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69">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2">е</text:span> маленького помещения в подвале. <text:span text:style-name="T70">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1">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3">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74">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76">в</text:span>ствую внутри себя огромную силу, скрытую внутри меня м<text:span text:style-name="T76">о</text:span>щь, что-то динамичное. Это чувство не поддается описанию, и его ни чем нельзя сравнить. <text:span text:style-name="T75">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77">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8">Если спросите меня, что я буду делать на небесах, то отвечу </text:span><text:soft-page-break/><text:span text:style-name="T78">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342241579218387015" text:style-name="L18">
        <text:list-item>
          <text:p text:style-name="P260">знаем ли мы, что Бог существует?</text:p>
        </text:list-item>
        <text:list-item>
          <text:p text:style-name="P260">откуда мы знаем, что Бог существует?</text:p>
        </text:list-item>
        <text:list-item>
          <text:p text:style-name="P260">что мы имеем в виду под существованием Бога?</text:p>
        </text:list-item>
        <text:list-item>
          <text:p text:style-name="P260">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79">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0">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1">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2">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3">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84">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85">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86">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87">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8">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89">и</text:span>ть их тому, как надо вести себя, беспокоиться о них и <text:span text:style-name="T90">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1">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2">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3">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94">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95">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96">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97">щ</text:span>ать уроки в рутинное выполнение упражнений. <text:span text:style-name="T98">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99">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0">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1">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233"><text:tab/>Шесть основных принципов обучения:</text:p>
      <text:list xml:id="list7889922797881671243" text:style-name="L19">
        <text:list-item>
          <text:p text:style-name="P261">мотивировать учеников;</text:p>
        </text:list-item>
        <text:list-item>
          <text:p text:style-name="P261">поддерживать внимание учеников;</text:p>
        </text:list-item>
        <text:list-item>
          <text:p text:style-name="P261"><text:soft-page-break/>ставить на первое место умственную активность (обсуждение, вопросы, лекции);</text:p>
        </text:list-item>
        <text:list-item>
          <text:p text:style-name="P262">четко обрисовывать картину того, что надо учить;</text:p>
        </text:list-item>
        <text:list-item>
          <text:p text:style-name="P262">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262">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2">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3">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04">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05">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06">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07">и</text:span>ть объекти<text:span text:style-name="T108">в</text:span>ные нормы прав<text:span text:style-name="T108">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09">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0">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628848154083741615" text:style-name="L20">
        <text:list-item>
          <text:p text:style-name="P263">хранить секрет;</text:p>
        </text:list-item>
        <text:list-item>
          <text:p text:style-name="P263">забывать обиду;</text:p>
        </text:list-item>
        <text:list-item>
          <text:p text:style-name="P263">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1">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6625796174349640460" text:style-name="L21">
        <text:list-item>
          <text:p text:style-name="P264">с чего начинается плохое и хорошее поведение?</text:p>
        </text:list-item>
        <text:list-item>
          <text:p text:style-name="P264">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2">Беда человека кроется в любви к самому себе.</text:span></text:p>
      <text:p text:style-name="P198"/>
      <text:p text:style-name="P199"><text:tab/><text:span text:style-name="T9">Бедность и мир.</text:span> <text:span text:style-name="T113">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2594766205070242391" text:style-name="L22">
        <text:list-item>
          <text:p text:style-name="P265">Объективная теория этики: добродетель объективна (теория Платона), следовательно, ее невозможно определить.</text:p>
        </text:list-item>
        <text:list-item>
          <text:p text:style-name="P266">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267">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268">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14">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15">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16">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17">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18">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19">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0">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1">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2">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3">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24">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25">ться</text:span> или бежать, выиграть или проиграть и <text:s/>всегда будь готов посмеяться над всем, принимай все, что бы ни случилось. <text:span text:style-name="T125">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26">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69"><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27">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70"><text:soft-page-break/>Противоборство</text:p>
      <text:p text:style-name="P270"/>
      <text:p text:style-name="P271"><text:tab/><text:span text:style-name="T9">Не подвергай мастерство испытанию.</text:span> Вначале это оказывается дружелюбием, а затем оборачивается антагонизмом.</text:p>
      <text:p text:style-name="P271"/>
      <text:p text:style-name="P272"><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72"/>
      <text:p text:style-name="P273"><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28">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73"/>
      <text:p text:style-name="P274"><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74"/>
      <text:p text:style-name="P275"><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29">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75"/>
      <text:p text:style-name="P276"><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76"/>
      <text:p text:style-name="P277"><text:span text:style-name="T130"><text:tab/></text:span><text:span text:style-name="T27">Надо управлять противоборством.</text:span><text:span text:style-name="T130"> Никто не сможет обидеть вас, пока вы не позволите это следать.</text:span></text:p>
      <text:p text:style-name="P277"/>
      <text:p text:style-name="P277"><text:span text:style-name="T131"><text:tab/></text:span><text:span text:style-name="T28">Не поддавайтесь иллюзии. </text:span><text:span text:style-name="T131">Поймите, что нет никого, с кем надо сражаться, надо просто не поддаваться иллюзиям. Остерегайтесь иллюзий!</text:span></text:p>
      <text:p text:style-name="P277"/>
      <text:p text:style-name="P278"><text:tab/><text:span text:style-name="T9">Необходимость провосходства сил.</text:span> <text:span text:style-name="T132">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78"/>
      <text:p text:style-name="P278"/>
      <text:p text:style-name="P278"/>
      <text:p text:style-name="P278"/>
      <text:p text:style-name="P278"/>
      <text:p text:style-name="P279"><text:soft-page-break/>Приспособляемость</text:p>
      <text:p text:style-name="P279"/>
      <text:p text:style-name="P280"><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80"/>
      <text:p text:style-name="P281"><text:tab/><text:span text:style-name="T9">Почему важно приспосабливаться?</text:span> Неспособность приспосабливатья ведет к разочарованиям.</text:p>
      <text:p text:style-name="P281"/>
      <text:p text:style-name="P282"><text:tab/><text:span text:style-name="T9">Приспособляемость заключается в неподвижности при движении.</text:span> <text:span text:style-name="T133">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82"/>
      <text:p text:style-name="P283"><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83"/>
      <text:p text:style-name="P283"><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34">Это значить быть гибким, чутким и готовым ко всему.</text:span></text:p>
      <text:p text:style-name="P283"/>
      <text:p text:style-name="P284"><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84"/>
      <text:p text:style-name="P285"><text:tab/><text:span text:style-name="T9">Изменения неизменны.</text:span> Меняться вместе с тем, что изменяется, это неизменное состояние.</text:p>
      <text:p text:style-name="P285"/>
      <text:p text:style-name="P286"><text:tab/><text:span text:style-name="T9">О чередовании.</text:span> Поток движений заключается в их чередовании.</text:p>
      <text:p text:style-name="P286"/>
      <text:p text:style-name="P287"><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87"/>
      <text:p text:style-name="P288"><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35">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88"/>
      <text:p text:style-name="P289"><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36">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36">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89"/>
      <text:p text:style-name="P290"><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Философия</text:p>
      <text:p text:style-name="P291"/>
      <text:p text:style-name="P292"><text:tab/><text:span text:style-name="T9">Изучайте философию.</text:span> Читайте разные книги и выявляйте главное, стиль, премущества и недостатки.</text:p>
      <text:p text:style-name="P292"/>
      <text:p text:style-name="P293"><text:tab/><text:span text:style-name="T9">Почему важно читать. </text:span>Чтение, если читать специально, это пища для ума.</text:p>
      <text:p text:style-name="P293"/>
      <text:p text:style-name="P294"><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37">е</text:span>ского мышления. Философию интересует не как, а что и почему.</text:p>
      <text:p text:style-name="P294"/>
      <text:p text:style-name="P295"><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8555963347153761128" text:style-name="L23">
        <text:list-item>
          <text:p text:style-name="P296">что наступает после того, как ты одержал победу?</text:p>
        </text:list-item>
        <text:list-item>
          <text:p text:style-name="P296">почему люди так высоко ценят победу?</text:p>
        </text:list-item>
        <text:list-item>
          <text:p text:style-name="P296">что есть «слава»?</text:p>
        </text:list-item>
        <text:list-item>
          <text:p text:style-name="P296">какой вид «победы» может принести «славу»?</text:p>
        </text:list-item>
      </text:list>
      <text:p text:style-name="P295"/>
      <text:p text:style-name="P295"><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95"/>
      <text:p text:style-name="P297"><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97"/>
      <text:p text:style-name="P298"><text:tab/><text:span text:style-name="T9">Опасность для философии заключается в том, ч</text:span><text:span text:style-name="T29">т</text:span><text:span text:style-name="T9">о она станет сугубо теоретической.</text:span> <text:span text:style-name="T138">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98"/>
      <text:p text:style-name="P299"><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99"/>
      <text:p text:style-name="P300"><text:soft-page-break/><text:span text:style-name="T139"><text:tab/></text:span><text:span text:style-name="T30">Болезнь философии. </text:span><text:span text:style-name="T139">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300"/>
      <text:p text:style-name="P300"><text:span text:style-name="T140"><text:tab/></text:span><text:span text:style-name="T31">Философия часто стремится сделать из реальности проблему. </text:span><text:span text:style-name="T140">В жизни</text:span> <text:span text:style-name="T140">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300"/>
      <text:p text:style-name="P301"><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301"/>
      <text:p text:style-name="P302"><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1">Они подчеркивают опытный, гипотетически экспериментальный и саморегулирующийся характер науки.</text:span></text:p>
      <text:p text:style-name="P302"/>
      <text:p text:style-name="P303"><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2">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4"><text:soft-page-break/>Часть <text:s/>4</text:p>
      <text:p text:style-name="P304">О достижениях</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text:soft-page-break/>Работа</text:p>
      <text:p text:style-name="P304"/>
      <text:p text:style-name="P305">Практическая сущность мира. Этот мир очень практичен. Чем больше работаешь, тем больше это вознаграждается; чем меьнше работаешь, тем меньше вознаграждается труд.</text:p>
      <text:p text:style-name="P305"/>
      <text:p text:style-name="P305">Что-то за что-то. Существует только принцип что-то за что-то, никогда не дается что-то за ничего.</text:p>
      <text:p text:style-name="P305"/>
      <text:p text:style-name="P306">Больше работы приравнивается большему количеству вознаграждений. Это общий закон: чем больше вкладываешь, тем больше получаешь.</text:p>
      <text:p text:style-name="P306"/>
      <text:p text:style-name="P307">Вознаграждение надо искать в работе. Меня лично удовлетворяет моя работа, и это важно. Если бы это была бросовая работа, я бы только сожелел об этом.</text:p>
      <text:p text:style-name="P307"/>
      <text:p text:style-name="P307">Дело не в работе, а как ты ее выполняешь. Важно не то, что ты даешь, а то, как ты это делаешь.</text:p>
      <text:p text:style-name="P307"/>
      <text:p text:style-name="P308">Вознаграждение должно быть пропорционально сделанной работе. 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308"/>
      <text:p text:style-name="P309">Сильное желание порождает таланты и возможности. 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309"/>
      <text:p text:style-name="P310">Два способа хорошо жить. 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310"/>
      <text:p text:style-name="P311">Нравственные принципы человека отражаются в его работе. Нравственность человека оказывает влияние на то, какой будет его работа. Если только он работает так, как должен, то он счастлив.</text:p>
      <text:p text:style-name="P311"/>
      <text:p text:style-name="P312">Как приобрести счастье на работе. Чтобы люди были счастливы на работе, необходимо соблюдать три следующих правила:</text:p>
      <text:list xml:id="list4066665425022713895" text:style-name="L24">
        <text:list-item>
          <text:p text:style-name="P313">необходимо, чтобы работа им подходила;</text:p>
        </text:list-item>
        <text:list-item>
          <text:p text:style-name="P313">необходимо не работать слишком много;</text:p>
        </text:list-item>
        <text:list-item>
          <text:p text:style-name="P313">необходимо делать успехи в работе.</text:p>
        </text:list-item>
      </text:list>
      <text:p text:style-name="P312"/>
      <text:p text:style-name="P312">Никогда не растрачивай свои силы, выполняя работу ради денег. Я никогда только из-за денег не буду работать над тем, во что я не верю.</text:p>
      <text:p text:style-name="P312"/>
      <text:p text:style-name="P314">Никогда не растрачивай свои силы, выполняя работу ради денег. Я никогда только из-за денег не буду работать над тем, во что я не верю.</text:p>
      <text:p text:style-name="P314"><text:soft-page-break/></text:p>
      <text:p text:style-name="P314">О необходимости оставлять силы про запас.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314"/>
      <text:p text:style-name="P315">О работе в офисе. Мне ник<text:span text:style-name="T143">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2T15:11:33.147242358</dc:date>
    <meta:editing-duration>PT16H40M18S</meta:editing-duration>
    <meta:editing-cycles>372</meta:editing-cycles>
    <meta:generator>LibreOffice/5.1.6.2$Linux_X86_64 LibreOffice_project/10m0$Build-2</meta:generator>
    <meta:document-statistic meta:table-count="0" meta:image-count="0" meta:object-count="0" meta:page-count="81" meta:paragraph-count="706" meta:word-count="17240" meta:character-count="119119" meta:non-whitespace-character-count="101922"/>
  </office:meta>
</office:document-meta>
</file>